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3465a4" draw:marker-start-width="0.276cm" draw:marker-end-width="0.276cm" draw:fill="none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3465a4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3465a4" draw:fill="none" draw:fill-color="#99cc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objectwithoutfill">
      <style:graphic-properties svg:stroke-color="#333333" draw:marker-end="Arrow" draw:marker-end-width="0.3cm" draw:fill="none" draw:fill-color="#99cc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36cm"/>
    </style:style>
    <style:style style:name="gr9" style:family="graphic" style:parent-style-name="standard">
      <style:graphic-properties draw:stroke="none" svg:stroke-color="#333333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1.575cm"/>
    </style:style>
    <style:style style:name="gr11" style:family="graphic" style:parent-style-name="standard">
      <style:graphic-properties draw:stroke="none" draw:fill="none" draw:fill-color="#99ccff" fo:min-height="0.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3465a4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333333" fo:font-size="12pt" style:font-size-asian="12pt" style:font-size-complex="12pt"/>
    </style:style>
    <style:style style:name="P6" style:family="paragraph">
      <style:text-properties fo:color="#333333" fo:font-size="12pt" style:font-size-asian="12pt" style:font-size-complex="12pt"/>
    </style:style>
    <style:style style:name="P7" style:family="paragraph">
      <style:text-properties fo:color="#333333"/>
    </style:style>
    <style:style style:name="T1" style:family="text">
      <style:text-properties fo:color="#ffffff"/>
    </style:style>
    <style:style style:name="T2" style:family="text">
      <style:text-properties fo:color="#3465a4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/>
    </style:style>
    <style:style style:name="T5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18cm" svg:height="2.54cm" svg:x="4.445cm" svg:y="8.25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18cm" svg:height="2.54cm" svg:x="9.525cm" svg:y="6.98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18cm" svg:height="2.54cm" svg:x="5.737cm" svg:y="13.33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18cm" svg:height="2.54cm" svg:x="10.817cm" svg:y="13.335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63cm" svg:y1="9.525cm" svg:x2="9.525cm" svg:y2="8.255cm" draw:start-shape="id1" draw:start-glue-point="1" draw:end-shape="id2" draw:end-glue-point="3" svg:d="M6963 9525l2562-1270" svg:viewBox="0 0 2563 1271">
          <text:p/>
        </draw:connector>
        <draw:connector draw:style-name="gr2" draw:text-style-name="P1" draw:layer="layout" draw:type="line" svg:x1="5.704cm" svg:y1="10.795cm" svg:x2="12.076cm" svg:y2="13.335cm" draw:start-shape="id1" draw:start-glue-point="2" draw:end-shape="id3" draw:end-glue-point="0" svg:d="M5704 10795l6372 2540" svg:viewBox="0 0 6373 2541">
          <text:p/>
        </draw:connector>
        <draw:connector draw:style-name="gr2" draw:text-style-name="P1" draw:layer="layout" draw:type="line" svg:x1="6.996cm" svg:y1="13.335cm" svg:x2="10.784cm" svg:y2="9.525cm" draw:start-shape="id4" draw:start-glue-point="0" draw:end-shape="id2" draw:end-glue-point="2" svg:d="M6996 13335l3788-3810" svg:viewBox="0 0 3789 3811">
          <text:p/>
        </draw:connector>
        <draw:connector draw:style-name="gr2" draw:text-style-name="P1" draw:layer="layout" draw:type="line" svg:x1="8.255cm" svg:y1="14.605cm" svg:x2="10.817cm" svg:y2="14.605cm" draw:start-shape="id4" draw:start-glue-point="1" draw:end-shape="id3" draw:end-glue-point="3" svg:d="M8255 14605h2562" svg:viewBox="0 0 2563 1">
          <text:p/>
        </draw:connector>
        <draw:connector draw:style-name="gr2" draw:text-style-name="P1" draw:layer="layout" draw:type="line" svg:x1="5.704cm" svg:y1="10.795cm" svg:x2="6.996cm" svg:y2="13.335cm" draw:start-shape="id1" draw:start-glue-point="2" draw:end-shape="id4" svg:d="M5704 10795l1292 2540" svg:viewBox="0 0 1293 2541">
          <text:p/>
        </draw:connector>
        <draw:connector draw:style-name="gr2" draw:text-style-name="P1" draw:layer="layout" draw:type="line" svg:x1="12.076cm" svg:y1="13.335cm" svg:x2="10.784cm" svg:y2="9.525cm" draw:start-shape="id3" draw:start-glue-point="0" draw:end-shape="id2" draw:end-glue-point="2" svg:d="M12076 13335l-1292-3810" svg:viewBox="0 0 1293 3811">
          <text:p/>
        </draw:connector>
        <draw:custom-shape draw:style-name="gr3" draw:text-style-name="P1" xml:id="id10" draw:id="id10" draw:layer="layout" svg:width="1.27cm" svg:height="1.27cm" svg:x="0.889cm" svg:y="8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27cm" svg:height="1.27cm" svg:x="1.397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27cm" svg:height="1.27cm" svg:x="8.128cm" svg:y="2.79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27cm" svg:height="1.27cm" svg:x="10.79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27cm" svg:height="1.27cm" svg:x="12.573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4.44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6.223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27cm" svg:height="1.27cm" svg:x="8.255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11.93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27cm" svg:height="1.27cm" svg:x="13.97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529cm" svg:y1="16.696cm" svg:x2="6.996cm" svg:y2="15.875cm" draw:start-shape="id5" draw:start-glue-point="11" draw:end-shape="id4" draw:end-glue-point="2" svg:d="M5529 16696l1467-821" svg:viewBox="0 0 1468 822">
          <text:p/>
        </draw:connector>
        <draw:connector draw:style-name="gr5" draw:text-style-name="P1" draw:layer="layout" draw:type="line" svg:x1="6.858cm" svg:y1="17.526cm" svg:x2="6.996cm" svg:y2="15.875cm" draw:start-shape="id6" draw:start-glue-point="4" draw:end-shape="id4" draw:end-glue-point="2" svg:d="M6858 17526l138-1651" svg:viewBox="0 0 139 1652">
          <text:p/>
        </draw:connector>
        <draw:connector draw:style-name="gr5" draw:text-style-name="P1" draw:layer="layout" draw:type="line" svg:x1="8.441cm" svg:y1="17.204cm" svg:x2="6.996cm" svg:y2="15.875cm" draw:start-shape="id7" draw:start-glue-point="5" draw:end-shape="id4" draw:end-glue-point="2" svg:d="M8441 17204l-1445-1329" svg:viewBox="0 0 1446 1330">
          <text:p/>
        </draw:connector>
        <draw:connector draw:style-name="gr5" draw:text-style-name="P1" draw:layer="layout" draw:type="line" svg:x1="12.573cm" svg:y1="17.272cm" svg:x2="12.076cm" svg:y2="15.875cm" draw:start-shape="id8" draw:start-glue-point="4" draw:end-shape="id3" draw:end-glue-point="2" svg:d="M12573 17272l-497-1397" svg:viewBox="0 0 498 1398">
          <text:p/>
        </draw:connector>
        <draw:connector draw:style-name="gr5" draw:text-style-name="P1" draw:layer="layout" draw:type="line" svg:x1="14.156cm" svg:y1="16.696cm" svg:x2="12.076cm" svg:y2="15.875cm" draw:start-shape="id9" draw:start-glue-point="5" draw:end-shape="id3" draw:end-glue-point="2" svg:d="M14156 16696l-2080-821" svg:viewBox="0 0 2081 822">
          <text:p/>
        </draw:connector>
        <draw:connector draw:style-name="gr5" draw:text-style-name="P1" draw:layer="layout" draw:type="line" svg:x1="2.159cm" svg:y1="9.398cm" svg:x2="4.445cm" svg:y2="9.525cm" draw:start-shape="id10" draw:start-glue-point="10" draw:end-shape="id1" draw:end-glue-point="3" svg:d="M2159 9398l2286 127" svg:viewBox="0 0 2287 128">
          <text:p/>
        </draw:connector>
        <draw:connector draw:style-name="gr5" draw:text-style-name="P1" draw:layer="layout" draw:type="line" svg:x1="2.481cm" svg:y1="7.688cm" svg:x2="4.445cm" svg:y2="9.525cm" draw:start-shape="id11" draw:start-glue-point="9" draw:end-shape="id1" draw:end-glue-point="3" svg:d="M2481 7688l1964 1837" svg:viewBox="0 0 1965 1838">
          <text:p/>
        </draw:connector>
        <draw:connector draw:style-name="gr5" draw:text-style-name="P1" draw:layer="layout" draw:type="line" svg:x1="9.212cm" svg:y1="3.878cm" svg:x2="10.784cm" svg:y2="6.985cm" draw:start-shape="id12" draw:start-glue-point="9" draw:end-shape="id2" draw:end-glue-point="0" svg:d="M9212 3878l1572 3107" svg:viewBox="0 0 1573 3108">
          <text:p/>
        </draw:connector>
        <draw:connector draw:style-name="gr5" draw:text-style-name="P1" draw:layer="layout" draw:type="line" svg:x1="11.43cm" svg:y1="3.81cm" svg:x2="10.784cm" svg:y2="6.985cm" draw:start-shape="id13" draw:start-glue-point="8" draw:end-shape="id2" draw:end-glue-point="0" svg:d="M11430 3810l-646 3175" svg:viewBox="0 0 647 3176">
          <text:p/>
        </draw:connector>
        <draw:connector draw:style-name="gr5" draw:text-style-name="P1" draw:layer="layout" draw:type="line" svg:x1="12.759cm" svg:y1="5.529cm" svg:x2="10.784cm" svg:y2="6.985cm" draw:start-shape="id14" draw:start-glue-point="7" draw:end-shape="id2" draw:end-glue-point="0" svg:d="M12759 5529l-1975 1456" svg:viewBox="0 0 1976 1457">
          <text:p/>
        </draw:connector>
        <draw:frame draw:style-name="gr6" draw:text-style-name="P3" draw:layer="layout" svg:width="2.413cm" svg:height="1.016cm" svg:x="1.905cm" svg:y="5.588cm">
          <draw:text-box>
            <text:p><text:span text:style-name="T2">Peers</text:span></text:p>
          </draw:text-box>
        </draw:frame>
        <draw:frame draw:style-name="gr6" draw:text-style-name="P3" draw:layer="layout" svg:width="2.413cm" svg:height="1.016cm" svg:x="7.62cm" svg:y="5.207cm">
          <draw:text-box>
            <text:p><text:span text:style-name="T2">Peers</text:span></text:p>
          </draw:text-box>
        </draw:frame>
        <draw:frame draw:style-name="gr6" draw:text-style-name="P3" draw:layer="layout" svg:width="2.413cm" svg:height="1.016cm" svg:x="7.366cm" svg:y="18.542cm">
          <draw:text-box>
            <text:p><text:span text:style-name="T2">Peers</text:span></text:p>
          </draw:text-box>
        </draw:frame>
        <draw:frame draw:style-name="gr6" draw:text-style-name="P3" draw:layer="layout" svg:width="2.413cm" svg:height="1.016cm" svg:x="13.462cm" svg:y="18.034cm">
          <draw:text-box>
            <text:p><text:span text:style-name="T2">Peers</text:span></text:p>
          </draw:text-box>
        </draw:frame>
        <draw:frame draw:style-name="gr6" draw:text-style-name="P3" draw:layer="layout" svg:width="4.191cm" svg:height="1.016cm" svg:x="11.557cm" svg:y="10.795cm">
          <draw:text-box>
            <text:p><text:span text:style-name="T2">WebSockets</text:span></text:p>
          </draw:text-box>
        </draw:frame>
        <draw:line draw:style-name="gr7" draw:text-style-name="P1" draw:layer="layout" svg:x1="12.065cm" svg:y1="2.921cm" svg:x2="14.605cm" svg:y2="2.921cm">
          <text:p/>
        </draw:line>
        <draw:line draw:style-name="gr7" draw:text-style-name="P1" draw:layer="layout" svg:x1="14.605cm" svg:y1="3.302cm" svg:x2="12.065cm" svg:y2="3.302cm">
          <text:p/>
        </draw:line>
        <draw:frame draw:style-name="gr8" draw:text-style-name="P5" draw:layer="layout" svg:width="4.699cm" svg:height="2.286cm" svg:x="12.446cm" svg:y="1.143cm">
          <draw:text-box>
            <text:p text:style-name="P4"><text:span text:style-name="T3">send and receive messages between peers</text:span></text:p>
            <text:p text:style-name="P4"><text:span text:style-name="T3"/></text:p>
          </draw:text-box>
        </draw:frame>
        <draw:line draw:style-name="gr7" draw:text-style-name="P1" draw:layer="layout" svg:x1="3.175cm" svg:y1="14.513cm" svg:x2="5.715cm" svg:y2="14.513cm">
          <text:p/>
        </draw:line>
        <draw:line draw:style-name="gr7" draw:text-style-name="P1" draw:layer="layout" svg:x1="5.715cm" svg:y1="14.894cm" svg:x2="3.175cm" svg:y2="14.894cm">
          <text:p/>
        </draw:line>
        <draw:frame draw:style-name="gr9" draw:text-style-name="P6" draw:layer="layout" svg:width="3.556cm" svg:height="1.685cm" svg:x="2.159cm" svg:y="12.828cm">
          <draw:text-box>
            <text:p><text:span text:style-name="T3">publish and subscribe via channels</text:span></text:p>
          </draw:text-box>
        </draw:frame>
        <draw:frame draw:style-name="gr10" draw:text-style-name="P7" draw:layer="layout" svg:width="3.937cm" svg:height="1.825cm" svg:x="0.635cm" svg:y="0.635cm">
          <draw:text-box>
            <text:p><text:span text:style-name="T4">Distribus</text:span></text:p>
            <text:p><text:span text:style-name="T5"/></text:p>
          </draw:text-box>
        </draw:frame>
        <draw:frame draw:style-name="gr11" draw:text-style-name="P7" draw:layer="layout" svg:width="5.493cm" svg:height="0.73cm" svg:x="0.635cm" svg:y="1.451cm">
          <draw:text-box>
            <text:p><text:span text:style-name="T5">A distributed message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7-29T16:10:34.433025319</meta:creation-date>
    <dc:date>2014-09-24T11:44:15.359850097</dc:date>
    <dc:creator>Jos Jong</dc:creator>
    <meta:editing-duration>PT25M37S</meta:editing-duration>
    <meta:editing-cycles>7</meta:editing-cycles>
    <meta:generator>LibreOffice/4.2.6.3$Linux_X86_64 LibreOffice_project/420m0$Build-3</meta:generator>
    <meta:document-statistic meta:object-count="43"/>
  </office:meta>
</office:document-meta>
</file>